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3224in" svg:height="3.2862in" svg:x="5.1138in" svg:y="0.1547in">
            <draw:object draw:notify-on-update-of-ranges="Sheet1.A2:Sheet1.A6 Sheet1.B2:Sheet1.B6 Sheet1.C2:Sheet1.C6 Sheet1.D2:Sheet1.D6 Sheet1.E2:Sheet1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878in" svg:height="1.7626in" svg:x="0in" svg:y="2.413in">
            <draw:object draw:notify-on-update-of-ranges="Sheet1.A8:Sheet1.A12 Sheet1.A8:Sheet1.A12 Sheet1.B8:Sheet1.B12 Sheet1.A8:Sheet1.A12 Sheet1.C8:Sheet1.C12 Sheet1.A8:Sheet1.A12 Sheet1.D8:Sheet1.D12 Sheet1.A8:Sheet1.A12 Sheet1.E8:Sheet1.E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CACHE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256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0.0555556" calcext:value-type="float">
            <text:p>0.05555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float" office:value="0.031746" calcext:value-type="float">
            <text:p>0.0317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.015873" calcext:value-type="float">
            <text:p>0.0158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 office:value-type="float" office:value="0.00793651" calcext:value-type="float">
            <text:p>0.007936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 office:value-type="float" office:value="0.00793651" calcext:value-type="float">
            <text:p>0.00793651</text:p>
          </table:table-cell>
        </table:table-row>
        <table:table-row table:style-name="ro1">
          <table:table-cell office:value-type="string" calcext:value-type="string">
            <text:p>ICACHE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256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0.0217096" calcext:value-type="float">
            <text:p>0.02170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float" office:value="0.0108548" calcext:value-type="float">
            <text:p>0.01085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.00542741" calcext:value-type="float">
            <text:p>0.005427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 office:value-type="float" office:value="0.0027137" calcext:value-type="float">
            <text:p>0.002713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 office:value-type="float" office:value="0.00135685" calcext:value-type="float">
            <text:p>0.001356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TW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 style:data-style-name="N2" text:time-value="23:47:50.390166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7T08:01:34.741306231</meta:creation-date>
    <dc:date>2020-06-15T00:06:00.197852953</dc:date>
    <meta:editing-duration>PT2H5M11S</meta:editing-duration>
    <meta:editing-cycles>6</meta:editing-cycles>
    <meta:generator>LibreOffice/6.4.3.2$Linux_X86_64 LibreOffice_project/40$Build-2</meta:generator>
    <meta:document-statistic meta:table-count="1" meta:cell-count="6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2cm" svg:height="8.348cm" xlink:href=".." xlink:type="simple" chart:class="chart:scatter" chart:style-name="ch1">
        <chart:legend chart:legend-position="end" svg:x="10.543cm" svg:y="3.092cm" style:legend-expansion="high" chart:style-name="ch2"/>
        <chart:plot-area chart:style-name="ch3" table:cell-range-address="Sheet1.A2:Sheet1.E6" chart:data-source-has-labels="column" svg:x="0.27cm" svg:y="0.166cm" svg:width="10.003cm" svg:height="8.016cm">
          <chartooo:coordinate-region svg:x="1.247cm" svg:y="0.374cm" svg:width="8.713cm" svg:height="7.143cm"/>
          <chart:axis chart:dimension="x" chart:name="primary-x" chart:style-name="ch4" chartooo:axis-type="auto">
            <chart:categories table:cell-range-address="Sheet1.A2:Sheet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class="chart:scatter">
            <chart:domain table:cell-range-address="Sheet1.A2:Sheet1.A6"/>
            <chart:data-point chart:repeated="5"/>
          </chart:series>
          <chart:series chart:style-name="ch7" chart:values-cell-range-address="Sheet1.C2:Sheet1.C6" chart:class="chart:scatter">
            <chart:data-point chart:repeated="5"/>
          </chart:series>
          <chart:series chart:style-name="ch8" chart:values-cell-range-address="Sheet1.D2:Sheet1.D6" chart:class="chart:scatter">
            <chart:data-point chart:repeated="5"/>
          </chart:series>
          <chart:series chart:style-name="ch9" chart:values-cell-range-address="Sheet1.E2:Sheet1.E6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Sheet1.A2:Sheet1.A6</svg:desc>
                </draw:g>
              </table:table-cell>
              <table:table-cell office:value-type="float" office:value="0.0555556">
                <text:p>0.0555556</text:p>
                <draw:g>
                  <svg:desc>Sheet1.B2:Sheet1.B6</svg:desc>
                </draw:g>
              </table:table-cell>
              <table:table-cell office:value-type="float" office:value="0.0555556">
                <text:p>0.0555556</text:p>
                <draw:g>
                  <svg:desc>Sheet1.C2:Sheet1.C6</svg:desc>
                </draw:g>
              </table:table-cell>
              <table:table-cell office:value-type="float" office:value="0.0555556">
                <text:p>0.0555556</text:p>
                <draw:g>
                  <svg:desc>Sheet1.D2:Sheet1.D6</svg:desc>
                </draw:g>
              </table:table-cell>
              <table:table-cell office:value-type="float" office:value="0.0555556">
                <text:p>0.0555556</text:p>
                <draw:g>
                  <svg:desc>Sheet1.E2:Sheet1.E6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31746">
                <text:p>0.031746</text:p>
              </table:table-cell>
              <table:table-cell office:value-type="float" office:value="0.031746">
                <text:p>0.031746</text:p>
              </table:table-cell>
              <table:table-cell office:value-type="float" office:value="0.031746">
                <text:p>0.031746</text:p>
              </table:table-cell>
              <table:table-cell office:value-type="float" office:value="0.031746">
                <text:p>0.03174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15873">
                <text:p>0.015873</text:p>
              </table:table-cell>
              <table:table-cell office:value-type="float" office:value="0.015873">
                <text:p>0.015873</text:p>
              </table:table-cell>
              <table:table-cell office:value-type="float" office:value="0.015873">
                <text:p>0.015873</text:p>
              </table:table-cell>
              <table:table-cell office:value-type="float" office:value="0.015873">
                <text:p>0.01587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793651">
                <text:p>0.00793651</text:p>
              </table:table-cell>
              <table:table-cell office:value-type="float" office:value="0.00793651">
                <text:p>0.00793651</text:p>
              </table:table-cell>
              <table:table-cell office:value-type="float" office:value="0.00793651">
                <text:p>0.00793651</text:p>
              </table:table-cell>
              <table:table-cell office:value-type="float" office:value="0.00793651">
                <text:p>0.0079365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793651">
                <text:p>0.00793651</text:p>
              </table:table-cell>
              <table:table-cell office:value-type="float" office:value="0.00793651">
                <text:p>0.00793651</text:p>
              </table:table-cell>
              <table:table-cell office:value-type="float" office:value="0.00793651">
                <text:p>0.00793651</text:p>
              </table:table-cell>
              <table:table-cell office:value-type="float" office:value="0.00793651">
                <text:p>0.007936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91cm" svg:height="4.478cm" xlink:href=".." xlink:type="simple" chart:class="chart:scatter" chart:column-mapping="0 1 2 3" chart:style-name="ch1">
        <chart:legend chart:legend-position="end" svg:x="9.414cm" svg:y="1.157cm" style:legend-expansion="high" chart:style-name="ch2"/>
        <chart:plot-area chart:style-name="ch3" table:cell-range-address="Sheet1.A8:Sheet1.E12" chart:data-source-has-labels="column" svg:x="0.247cm" svg:y="0.089cm" svg:width="8.92cm" svg:height="4.3cm">
          <chartooo:coordinate-region svg:x="1.431cm" svg:y="0.298cm" svg:width="7.423cm" svg:height="3.426cm"/>
          <chart:axis chart:dimension="x" chart:name="primary-x" chart:style-name="ch4" chartooo:axis-type="auto">
            <chart:categories table:cell-range-address="Sheet1.A8:Sheet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8:Sheet1.B12" chart:class="chart:scatter">
            <chart:domain table:cell-range-address="Sheet1.A8:Sheet1.A12"/>
            <chart:data-point chart:repeated="5"/>
          </chart:series>
          <chart:series chart:style-name="ch7" chart:values-cell-range-address="Sheet1.C8:Sheet1.C12" chart:class="chart:scatter">
            <chart:data-point chart:repeated="5"/>
          </chart:series>
          <chart:series chart:style-name="ch8" chart:values-cell-range-address="Sheet1.D8:Sheet1.D12" chart:class="chart:scatter">
            <chart:data-point chart:repeated="5"/>
          </chart:series>
          <chart:series chart:style-name="ch9" chart:values-cell-range-address="Sheet1.E8:Sheet1.E12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Sheet1.A8:Sheet1.A12</svg:desc>
                </draw:g>
              </table:table-cell>
              <table:table-cell office:value-type="float" office:value="16">
                <text:p>16</text:p>
                <draw:g>
                  <svg:desc>Sheet1.A8:Sheet1.A12</svg:desc>
                </draw:g>
              </table:table-cell>
              <table:table-cell office:value-type="float" office:value="0.0217096">
                <text:p>0.0217096</text:p>
                <draw:g>
                  <svg:desc>Sheet1.B8:Sheet1.B12</svg:desc>
                </draw:g>
              </table:table-cell>
              <table:table-cell office:value-type="float" office:value="0.0217096">
                <text:p>0.0217096</text:p>
                <draw:g>
                  <svg:desc>Sheet1.C8:Sheet1.C12</svg:desc>
                </draw:g>
              </table:table-cell>
              <table:table-cell office:value-type="float" office:value="0.0217096">
                <text:p>0.0217096</text:p>
                <draw:g>
                  <svg:desc>Sheet1.D8:Sheet1.D12</svg:desc>
                </draw:g>
              </table:table-cell>
              <table:table-cell office:value-type="float" office:value="0.0217096">
                <text:p>0.0217096</text:p>
                <draw:g>
                  <svg:desc>Sheet1.E8:Sheet1.E12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108548">
                <text:p>0.0108548</text:p>
              </table:table-cell>
              <table:table-cell office:value-type="float" office:value="0.0108548">
                <text:p>0.0108548</text:p>
              </table:table-cell>
              <table:table-cell office:value-type="float" office:value="0.0108548">
                <text:p>0.0108548</text:p>
              </table:table-cell>
              <table:table-cell office:value-type="float" office:value="0.0108548">
                <text:p>0.010854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542741">
                <text:p>0.00542741</text:p>
              </table:table-cell>
              <table:table-cell office:value-type="float" office:value="0.00542741">
                <text:p>0.00542741</text:p>
              </table:table-cell>
              <table:table-cell office:value-type="float" office:value="0.00542741">
                <text:p>0.00542741</text:p>
              </table:table-cell>
              <table:table-cell office:value-type="float" office:value="0.00542741">
                <text:p>0.0054274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027137">
                <text:p>0.0027137</text:p>
              </table:table-cell>
              <table:table-cell office:value-type="float" office:value="0.0027137">
                <text:p>0.0027137</text:p>
              </table:table-cell>
              <table:table-cell office:value-type="float" office:value="0.0027137">
                <text:p>0.0027137</text:p>
              </table:table-cell>
              <table:table-cell office:value-type="float" office:value="0.0027137">
                <text:p>0.002713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00135685">
                <text:p>0.00135685</text:p>
              </table:table-cell>
              <table:table-cell office:value-type="float" office:value="0.00135685">
                <text:p>0.00135685</text:p>
              </table:table-cell>
              <table:table-cell office:value-type="float" office:value="0.00135685">
                <text:p>0.00135685</text:p>
              </table:table-cell>
              <table:table-cell office:value-type="float" office:value="0.00135685">
                <text:p>0.001356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